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position="0% 100%" officeooo:rsid="00373677" officeooo:paragraph-rsid="001f36d0"/>
    </style:style>
    <style:style style:name="P2" style:family="paragraph" style:parent-style-name="Text_20_body">
      <style:paragraph-properties fo:margin-top="0in" fo:margin-bottom="0in" loext:contextual-spacing="true" fo:text-align="start" style:justify-single-word="false"/>
      <style:text-properties style:text-underline-style="none" officeooo:rsid="00209b5a" officeooo:paragraph-rsid="001f36d0"/>
    </style:style>
    <style:style style:name="P3" style:family="paragraph" style:parent-style-name="Text_20_body">
      <style:paragraph-properties fo:margin-top="0in" fo:margin-bottom="0in" loext:contextual-spacing="true" fo:text-align="start" style:justify-single-word="false"/>
      <style:text-properties officeooo:rsid="00209b5a" officeooo:paragraph-rsid="001f36d0"/>
    </style:style>
    <style:style style:name="P4" style:family="paragraph" style:parent-style-name="Text_20_body">
      <style:paragraph-properties fo:margin-top="0in" fo:margin-bottom="0in" loext:contextual-spacing="true"/>
      <style:text-properties officeooo:paragraph-rsid="001f36d0"/>
    </style:style>
    <style:style style:name="P5" style:family="paragraph" style:parent-style-name="Heading_20_2">
      <style:paragraph-properties fo:text-align="center" style:justify-single-word="false"/>
      <style:text-properties officeooo:paragraph-rsid="001f36d0"/>
    </style:style>
    <style:style style:name="P6" style:family="paragraph" style:parent-style-name="Standard">
      <style:text-properties officeooo:rsid="00222525" officeooo:paragraph-rsid="001f36d0"/>
    </style:style>
    <style:style style:name="P7" style:family="paragraph" style:parent-style-name="Standard">
      <style:text-properties officeooo:rsid="001ad902" officeooo:paragraph-rsid="001f36d0"/>
    </style:style>
    <style:style style:name="P8" style:family="paragraph" style:parent-style-name="Standard">
      <style:text-properties officeooo:rsid="001be318" officeooo:paragraph-rsid="001f36d0"/>
    </style:style>
    <style:style style:name="P9" style:family="paragraph" style:parent-style-name="Standard">
      <style:text-properties officeooo:rsid="001c8838" officeooo:paragraph-rsid="001f36d0"/>
    </style:style>
    <style:style style:name="P10" style:family="paragraph" style:parent-style-name="Standard">
      <style:text-properties officeooo:rsid="001d4e16" officeooo:paragraph-rsid="001f36d0"/>
    </style:style>
    <style:style style:name="P11" style:family="paragraph" style:parent-style-name="Standard">
      <style:text-properties officeooo:rsid="001de09c" officeooo:paragraph-rsid="001f36d0"/>
    </style:style>
    <style:style style:name="P12" style:family="paragraph" style:parent-style-name="Standard">
      <style:text-properties officeooo:rsid="001ef2b6" officeooo:paragraph-rsid="001f36d0"/>
    </style:style>
    <style:style style:name="P13" style:family="paragraph" style:parent-style-name="Standard">
      <style:text-properties officeooo:rsid="00205a82" officeooo:paragraph-rsid="001f36d0"/>
    </style:style>
    <style:style style:name="P14" style:family="paragraph" style:parent-style-name="Standard">
      <style:text-properties officeooo:rsid="0021af1c" officeooo:paragraph-rsid="001f36d0"/>
    </style:style>
    <style:style style:name="P15" style:family="paragraph" style:parent-style-name="Standard">
      <style:text-properties officeooo:rsid="0003ffdb" officeooo:paragraph-rsid="001f36d0"/>
    </style:style>
    <style:style style:name="T1" style:family="text">
      <style:text-properties officeooo:rsid="0096f623"/>
    </style:style>
    <style:style style:name="T2" style:family="text">
      <style:text-properties style:text-position="0% 100%" officeooo:rsid="00373677"/>
    </style:style>
    <style:style style:name="T3" style:family="text">
      <style:text-properties style:text-position="0% 100%" style:font-name="DoloresCyr"/>
    </style:style>
    <style:style style:name="T4" style:family="text">
      <style:text-properties style:text-position="0% 100%" style:font-name="DoloresCyr" officeooo:rsid="00373677"/>
    </style:style>
    <style:style style:name="T5" style:family="text">
      <style:text-properties officeooo:rsid="02a93574"/>
    </style:style>
    <style:style style:name="T6" style:family="text">
      <style:text-properties officeooo:rsid="02ab4632"/>
    </style:style>
    <style:style style:name="T7" style:family="text">
      <style:text-properties officeooo:rsid="001be318"/>
    </style:style>
    <style:style style:name="T8" style:family="text">
      <style:text-properties officeooo:rsid="00951e14"/>
    </style:style>
    <style:style style:name="T9" style:family="text">
      <style:text-properties officeooo:rsid="02ab57b5"/>
    </style:style>
    <style:style style:name="T10" style:family="text">
      <style:text-properties officeooo:rsid="0089f357"/>
    </style:style>
    <style:style style:name="T11" style:family="text">
      <style:text-properties officeooo:rsid="02aba536"/>
    </style:style>
    <style:style style:name="T12" style:family="text">
      <style:text-properties officeooo:rsid="001d4e16"/>
    </style:style>
    <style:style style:name="T13" style:family="text">
      <style:text-properties officeooo:rsid="00205a82"/>
    </style:style>
    <style:style style:name="T14" style:family="text">
      <style:text-properties officeooo:rsid="002b9307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3ffdb"/>
    </style:style>
    <style:style style:name="T17" style:family="text">
      <style:text-properties officeooo:rsid="00222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2">*** <text:s text:c="3"/></text:span><text:span text:style-name="T4">исток</text:span><text:span text:style-name="T3">и</text:span><text:span text:style-name="T2"> <text:s text:c="2"/>***</text:span></text:h>
      <text:p text:style-name="P1"/>
      <text:p text:style-name="P7"><text:span text:style-name="T5">Пожалуй,</text:span> <text:span text:style-name="T6">пора, наконец,</text:span> ознакомить тебя <text:span text:style-name="T7">с твоими же генеалогическими корнями по отцовской линии.</text:span></text:p>
      <text:p text:style-name="P8">За материнскую сторону я спокоен — твоя бабушка, Гаина Михайловна, тебя <text:s/>наверняка поинформировала на пару колен вглубь, если не далее, но вряд ли <text:span text:style-name="T5">она </text:span>излагала родословную твоего папы.</text:p>
      <text:p text:style-name="P8"><text:span text:style-name="T8">Такая</text:span> уверенность <text:span text:style-name="T8">зародилась во</text:span> мне <text:span text:style-name="T8">в тот</text:span> момент, когда мать <text:s/>твоя меня письменно <text:span text:style-name="T8">из</text:span>вестила о моей смерти. </text:p>
      <text:p text:style-name="P8">Вернее, о том, что <text:span text:style-name="T8">она </text:span>тебе сказала будто твой папа умер, и мне не следует травмировать неокрепшую психику ребёнка появлениями с того света.</text:p>
      <text:p text:style-name="P8"><text:span text:style-name="T8">Тут</text:span> тебе и разгадка <text:span text:style-name="T8">отчего</text:span> <text:span text:style-name="T9">с тех пор </text:span>в пивной, <text:span text:style-name="T10">если</text:span> сосед за столиком начинал толкать бодягу, <text:span text:style-name="T8">мол,</text:span> это <text:span text:style-name="T8">нынче</text:span> он никто, а прежде <text:span text:style-name="T10">ходил </text:span>штурманом <text:span text:style-name="T10">на </text:span>атомной подводной лодк<text:span text:style-name="T8">е</text:span>, я , с чистой совестью и полным на то основанием, <text:span text:style-name="T9">поливал в ответ</text:span>, что являюсь заслуженным лётчиком-испытателем, погиб<text:span text:style-name="T8">шим</text:span> во время пробных полётов на реактивном истребителе <text:span text:style-name="T10">секретного</text:span> типа. <text:span text:style-name="T11">За этот подвиг я, между прочим, удостоен </text:span>звания Героя Советского Союза <text:span text:style-name="T11">и представлен к медали «Золотая Звезда»</text:span>. <text:span text:style-name="T11">Тоже посмертно. </text:span>Жаль, награда не нашла героя. </text:p>
      <text:p text:style-name="P8"><text:span text:style-name="T11">Да.</text:span>..</text:p>
      <text:p text:style-name="P8"/>
      <text:p text:style-name="P9">Просто в ту романтическую эпоху, когда ребёнок матери-одиночки начинал задавать ей вопросы по поводу не<text:span text:style-name="T10">полного</text:span> состава семьи, мамина отмазка, традиционн<text:span text:style-name="T10">о,</text:span> звучала так:</text:p>
      <text:p text:style-name="P9">- Твой папа был <text:s/>лётчик и погиб.</text:p>
      <text:p text:style-name="P9">Проза жизни приберегалась для подруг:</text:p>
      <text:p text:style-name="P9">- Ой, бабоньки, он меня в конторе на столе разложил: по гроб жизни не забуду, как те счёты бухалтерски у меня под сракой ёлзали...</text:p>
      <text:p text:style-name="P9"/>
      <text:p text:style-name="P9">Хотя, на особо углублённый экскурс к истокам не рассчитывай, по причине моей собственной неосведомлённости. Наук<text:span text:style-name="T8">у</text:span> евгеник<text:span text:style-name="T8">у</text:span> в те поры <text:span text:style-name="T8">держали в чёрном теле</text:span>.</text:p>
      <text:p text:style-name="P9"/>
      <text:p text:style-name="P9">Мать матери твоего отца звали Катериной Пойонк <text:s/>и твой прадед, Иосиф Вакимов, комиссар Первой конной армии Будённого, вывез её из Польши, как трофей, или сувенир на память о том периоде Гражданской войны, когда будённовцы чуть было не захватили Варшаву.</text:p>
      <text:p text:style-name="P9">Отношения их были узаконены тогдашним ЗАГСом и восемь лет спустя родилась моя мать, Галина, за которой последовали её брат Вадим и сестра Людмила.</text:p>
      <text:p text:style-name="P9">По их рассказам, Иосиф был очень умён, знал еврейский и немецкий языки и <text:span text:style-name="T10">по должности</text:span> <text:span text:style-name="T10">являлся</text:span> торгов<text:span text:style-name="T10">ым</text:span> ревизор<text:span text:style-name="T10">ом</text:span> целой области на Украине. </text:p>
      <text:p text:style-name="P9">В т<text:span text:style-name="T10">от период</text:span> у Катерины имелась отдельная пара туфлей под каждое из её платьев.</text:p>
      <text:p text:style-name="P9">Ещё через семь лет, в конце тридцатых, Иосифа арестовали. Однако, обошлось без расстрела <text:span text:style-name="T12">(сумел, как видно, по умному откупиться), его приговорили к ссылке на поселение в очень северную, но всё же европейскую часть России.</text:span></text:p>
      <text:p text:style-name="P10">Семья последовала за ним, а в начале сороковых все вместе вернулись на Украину, вскоре захваченную германским вермахтом.</text:p>
      <text:p text:style-name="P10">Два года спустя, под конец оккупации, когда немецкие войска откатывались <text:span text:style-name="T8">на запад </text:span>под ударами Красной Армии, мой дед исчез из дому буквально за день до освобождения, а вместе с ним пропал <text:span text:style-name="T10">и </text:span>велосипед <text:span text:style-name="T7">— большая, по тем временам, ценность</text:span>.</text:p>
      <text:p text:style-name="P10">Наутро, спасаясь от артобстрела, Катерина с тремя детьми бежала в пригородное село Подлипное, где осколок снаряда срезал яблоневую ветку в нескольких сантиметрах над головой моей матери — важная деталь, не буд<text:span text:style-name="T10">ь</text:span> этих сантиметров, то и меня бы не было.</text:p>
      <text:p text:style-name="P10">К полудню наступающи<text:span text:style-name="T10">е</text:span> части Красной Армии <text:span text:style-name="T10">освободили </text:span>село и сам город.</text:p>
      <text:p text:style-name="P10">Катерина пришла обратно в Конотоп, где и взрастила, как мать-одиночка: <text:s/>Галину, Вадима и <text:soft-page-break/>Людмилу.</text:p>
      <text:p text:style-name="P10"/>
      <text:p text:style-name="P10">Старшая <text:span text:style-name="T10">дочь</text:span>, Галина, в начале пятидесятых познакомилась по переписке со старшиной второй статьи Краснознамённого Черноморского Флота Николаем Огольцовым.</text:p>
      <text:p text:style-name="P10">«По переписке» это когда домой почтальон приносит письмо начинающееся словами: «Здравствуйте, незнакомая Галина...», а заканчивается оно: «...пришлите, пожалуйста, с<text:span text:style-name="T10">в</text:span>ою фотокарточку».</text:p>
      <text:p text:style-name="P10">И на следующий год Николай поехал в отпуск не на родную Рязанщину, а в украинский город Конотоп.</text:p>
      <text:p text:style-name="P11">Ширина его флотского «клёша» и грудной клетки под полосатой тельняшкой, в сочетании с ленточками на бескозырке и сияющим якорем на бляхе <text:span text:style-name="T10">пояса</text:span>, впечатлили тихие улочки пристанционной окраины, где он отыскивал адрес, по которому слал письма: «лети с приветом, вернись с ответом», и три дня спустя мои родители, не спросясь у моей бабушки, расписались в городском ЗАГСе.</text:p>
      <text:p text:style-name="P11"/>
      <text:p text:style-name="P12">Был ли мой без вести пропавший дед евреем?</text:p>
      <text:p text:style-name="P12">Комиссарство в годы Гражданской войны, владение языком, ревизорство и даже имя могут служить косвенным подтверждением.</text:p>
      <text:p text:style-name="P12">Однако, высокий процент детей избранного народа среди революционных вожатаев не снимает возможности исключений; язык он мог изучить служа в магазине еврея-негоцианта; а что до имени, то даже <text:span text:style-name="T1">такой </text:span>закоренелый антисемит, <text:span text:style-name="T1">как</text:span> товарищ Сталин был <text:span text:style-name="T1">ему</text:span> тёзкой.</text:p>
      <text:p text:style-name="P12">Тем не менее, мать моя при знакомствах предпочитала представляться Галиной Осиповной.</text:p>
      <text:p text:style-name="P12"/>
      <text:p text:style-name="P12">Свои тёмные глаза, чуть выпуклые и с влажноватым блеском, она унаследовала от Катерины Ивановны (или Катаржины Яновны?), которую трудно приписать к коленам израилевым, так как в красном углу <text:s/>на кухне она держала тёмную лакированную доску с сумрачно-бородым святым (не знаю какого роду-племени или вероисповедания, может и католик), а вдобавок откармливала в сарае свинью Машку на убой.</text:p>
      <text:p text:style-name="P12">Но, опять-таки, <text:s/><text:span text:style-name="T13">икона вполне могла прижиться как маскировочная часть интерьера со времён оккупации, а насчёт кошерных строгостей диеты, то ведь голод не тётка, а «бiда навчить коржи iз салом їсти».</text:span></text:p>
      <text:p text:style-name="P13"><text:s/></text:p>
      <text:p text:style-name="P13">Конечно, все эти без ответов вопросы возникнут потом, после возвращения наших с тобой предков из конотопского ЗАГСа, но нам с ними не по пути, мы заворачиваем обратно — <text:span text:style-name="T14">проследить линию происхождения т</text:span>воего деда по отц<text:span text:style-name="T14">у</text:span>.</text:p>
      <text:p text:style-name="P13"/>
      <text:p text:style-name="P13">Линия эта безыскусна проста и приземлённа. Одним словом — мужичья.</text:p>
      <text:p text:style-name="P14">В земле рязанской есть районный центр Сапожок, от коего километрах в девяти, или одиннадцати (в зависимости у кого спросишь) расположена деревня Канино.</text:p>
      <text:p text:style-name="P14">Отец мой хвастал, будто в лучшие времена там насчитывалось около четырёхсот дворов.</text:p>
      <text:p text:style-name="P15">Овраг с ручьём делит деревню надвое.</text:p>
      <text:p text:style-name="P4">В старые добрые времена на берегах его сходился народ для забавушки — воротить стенкой стенке скулы заради светлого праздника, или просто воскресного дня. Победа измерялась тем, докудова отгоняли супротивника. </text:p>
      <text:p text:style-name="P4">Отшумело. Быльём поросло. </text:p>
      <text:p text:style-name="P4">Стал преданием Лёха-шорник, наипервейший боец и послушливый сын. </text:p>
      <text:p text:style-name="P4">Держал его тятька в строгости. </text:p>
      <text:p text:style-name="P4">- Куды?- шумнёт бывалоча,- богатый шибко? Ну-кыть, работай! </text:p>
      <text:p text:style-name="P4">И склоняет тридцатилетний сынок могучие плечи над хомутом, шилом тыкает, а сам весь там — у ручья, откуда мчат запыханные мальцы: </text:p>
      <text:p text:style-name="P4">- Ой, Олёша, ломят наших-то. </text:p>
      <text:p text:style-name="P4">Отец только зыркнет и — молчит Лёха, дратву втаскивает, покуда в избе не услышится хряск <text:soft-page-break/>и рявканье упорного отступления вдоль улицы. </text:p>
      <text:p text:style-name="P4">Тут уж батя не выдержит, подойдёт — хлобысь! — Лёху в ухо: </text:p>
      <text:p text:style-name="P4">- Туды-т, растуды-т! Наших гонют, а энтот …! </text:p>
      <text:p text:style-name="P4">Дальше Лёха не слушает, от уж за дверью, переулками оббегает побоище, потому как с тылу нельзя. </text:p>
      <text:p text:style-name="P4">- Лёха вышел! </text:p>
      <text:p text:style-name="P4">И — воспрянули <text:span text:style-name="T1">наши</text:span>, а у тех — колебанье в рядах. Кой-кто и валится загодя — лежачих не бьют. А Лёха сосредоточенно глушит самых отборных и ведь, растуды-т, без единого, <text:span text:style-name="T1">распротак его,</text:span> мата. </text:p>
      <text:p text:style-name="P4">И погнали обратно к ручью, потом вверх по откосу, потом до околицы. </text:p>
      <text:p text:style-name="P2">Да, гремела деревня... </text:p>
      <text:p text:style-name="P2">Коллективизация этим игрищам край положила. </text:p>
      <text:p text:style-name="P3"><text:span text:style-name="T15">Лёху голодовка прибрала и батю </text:span><text:span text:style-name="T16">его</text:span><text:span text:style-name="T15">, конечно, тоже. </text:span></text:p>
      <text:p text:style-name="P2"/>
      <text:p text:style-name="P15">Мать отца моего, Марфа, застала ещё и царский режим, поскольку на момент Великой Октябрьской революции ей исполнилось лет тринадцать-четырнадцать.</text:p>
      <text:p text:style-name="P14">А десять лет спустя она была уже замужем за крестьянином Михаилом Огольцовым, которому и родила троих детей — Колю, Серёжу и Александру (в порядке очерёдности).</text:p>
      <text:p text:style-name="P14"/>
      <text:p text:style-name="P14">Коллективизацию Михаил пережил, <text:s/>но голод в Поволжье его добил, и осталась Марфа матерью-одиночкой; <text:s/>варила детям суп из лебеды и менее съедобных трав, но выжили.</text:p>
      <text:p text:style-name="P14">Потом пошли колхозные будни, трудодни, клуб, куда привозили кино, для просмотра которого деревенским парням приходилось крутить ручную динамо-машину и вырабатывать электричество.</text:p>
      <text:p text:style-name="P14">Летом сорок первого объявили о вероломном нападении фашистской Германии и мужиков поголовно угнали на войну.</text:p>
      <text:p text:style-name="P14">До Канино немцы не дошли, хотя и <text:span text:style-name="T17">сюда</text:span> стала докатываться фронтовая канонада.</text:p>
      <text:p text:style-name="P6">Потом в деревне разместились части резерва — сибиряки, поражавшие своим обычаем: после парной бани сидеть на зимней улице в одной рубахе и покуривать.</text:p>
      <text:p text:style-name="P6">Сибиряки ушли в сторону канонады и вскоре её не слышно стало.</text:p>
      <text:p text:style-name="P6"/>
      <text:p text:style-name="P6">Кроме тишины, в деревне остались лишь бабы, девки да пацаны-допризывники; плюс председатель колхоза — однорукий инвалид.</text:p>
      <text:p text:style-name="P6">И длилось это не день, не неделю, а месяц за месяцем, из году в год.</text:p>
      <text:p text:style-name="P6">От такой ситуации среди баб пошли отклонения: собирались по избам и разглядывали одна у другой влагалища, комментировали, выносили суждения — чья краше.</text:p>
      <text:p text:style-name="P6">Когда об этом возрождённом сафоизме прослышал председатель, то, чтобы не дошло до района и дабы радикально пресечь лесбийный уклон, созвал общее собрание в клубе исключительно для баб и девок; но пацаны постарше прокрались в кинобудку и, разиня рты, подглядывали в окошечки, как председатель материл всех собравшихся, стучал единственным кулаком по столу и божился повывести это «мандоглядство» (я малость смягчаю прямоту председателевых выражений).</text:p>
      <text:p text:style-name="P6">Удалось ли инвалиду сдержать своё обещание мой папа так и не узнал, поскольку его (папу) призвали в армию. </text:p>
      <text:p text:style-name="P6">Вернее, <text:span text:style-name="T1">даже</text:span> не <text:span text:style-name="T1">в </text:span>арми<text:span text:style-name="T1">ю</text:span>, а <text:span text:style-name="T1">на </text:span>фло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9:55:25.273282925</meta:creation-date>
    <dc:date>2017-02-27T19:55:39.472500105</dc:date>
    <dc:creator>sehrguey </dc:creator>
    <meta:editing-duration>PT14S</meta:editing-duration>
    <meta:editing-cycles>1</meta:editing-cycles>
    <meta:document-statistic meta:table-count="0" meta:image-count="0" meta:object-count="0" meta:page-count="3" meta:paragraph-count="69" meta:word-count="1325" meta:character-count="8896" meta:non-whitespace-character-count="7586"/>
    <meta:generator>LibreOffice/4.3.3.2$Linux_x86 LibreOffice_project/430m0$Build-2</meta:generator>
  </office:meta>
</office:document-meta>
</file>